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1" style:family="table">
      <style:table-properties style:width="16.893cm" fo:margin-left="0cm" fo:margin-top="0cm" fo:margin-bottom="0cm" fo:break-before="page" table:align="left" style:writing-mode="lr-tb"/>
    </style:style>
    <style:style style:name="Table21.A" style:family="table-column">
      <style:table-column-properties style:column-width="7.666cm"/>
    </style:style>
    <style:style style:name="Table21.B" style:family="table-column">
      <style:table-column-properties style:column-width="9.22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1.B1" style:family="table-cell">
      <style:table-cell-properties fo:padding-left="0.199cm" fo:padding-right="0.191cm" fo:padding-top="0cm" fo:padding-bottom="0cm" fo:border="0.5pt solid #000000"/>
    </style:style>
    <style:style style:name="Table21.B2" style:family="table-cell">
      <style:table-cell-properties fo:padding-left="0.199cm" fo:padding-right="0.191cm" fo:padding-top="0cm" fo:padding-bottom="0cm" fo:border="0.5pt solid #000000"/>
    </style:style>
    <style:style style:name="Table21.B3" style:family="table-cell">
      <style:table-cell-properties fo:padding-left="0.199cm" fo:padding-right="0.191cm" fo:padding-top="0cm" fo:padding-bottom="0cm" fo:border="0.5pt solid #000000"/>
    </style:style>
    <style:style style:name="Table21.A4" style:family="table-cell">
      <style:table-cell-properties fo:background-color="#eeece1" fo:padding-left="0.199cm" fo:padding-right="0.191cm" fo:padding-top="0cm" fo:padding-bottom="0cm" fo:border="0.5pt solid #000000">
        <style:background-image/>
      </style:table-cell-properties>
    </style:style>
    <style:style style:name="Table21.A5" style:family="table-cell">
      <style:table-cell-properties fo:padding-left="0.199cm" fo:padding-right="0.191cm" fo:padding-top="0cm" fo:padding-bottom="0cm" fo:border="0.5pt solid #000000"/>
    </style:style>
    <style:style style:name="Table21.A6" style:family="table-cell">
      <style:table-cell-properties fo:background-color="#eeece1" fo:padding-left="0.199cm" fo:padding-right="0.191cm" fo:padding-top="0cm" fo:padding-bottom="0cm" fo:border="0.5pt solid #000000">
        <style:background-image/>
      </style:table-cell-properties>
    </style:style>
    <style:style style:name="Table21.A7" style:family="table-cell">
      <style:table-cell-properties fo:padding-left="0.199cm" fo:padding-right="0.191cm" fo:padding-top="0cm" fo:padding-bottom="0cm" fo:border="0.5pt solid #000000"/>
    </style:style>
    <style:style style:name="Table21.A8" style:family="table-cell">
      <style:table-cell-properties fo:background-color="#eeece1" fo:padding-left="0.199cm" fo:padding-right="0.191cm" fo:padding-top="0cm" fo:padding-bottom="0cm" fo:border="0.5pt solid #000000">
        <style:background-image/>
      </style:table-cell-properties>
    </style:style>
    <style:style style:name="Table21.A9" style:family="table-cell">
      <style:table-cell-properties fo:padding-left="0.199cm" fo:padding-right="0.191cm" fo:padding-top="0cm" fo:padding-bottom="0cm" fo:border="0.5pt solid #000000"/>
    </style:style>
    <style:style style:name="Table21.A10" style:family="table-cell">
      <style:table-cell-properties fo:background-color="#eeece1" fo:padding-left="0.199cm" fo:padding-right="0.191cm" fo:padding-top="0cm" fo:padding-bottom="0cm" fo:border="0.5pt solid #000000">
        <style:background-image/>
      </style:table-cell-properties>
    </style:style>
    <style:style style:name="Table21.A11" style:family="table-cell">
      <style:table-cell-properties fo:padding-left="0.199cm" fo:padding-right="0.191cm" fo:padding-top="0cm" fo:padding-bottom="0cm" fo:border="0.5pt solid #000000"/>
    </style:style>
    <style:style style:name="Table21.A12" style:family="table-cell">
      <style:table-cell-properties fo:background-color="#eeece1" fo:padding-left="0.199cm" fo:padding-right="0.191cm" fo:padding-top="0cm" fo:padding-bottom="0cm" fo:border="0.5pt solid #000000">
        <style:background-image/>
      </style:table-cell-properties>
    </style:style>
    <style:style style:name="Table21.A13" style:family="table-cell">
      <style:table-cell-properties fo:padding-left="0.199cm" fo:padding-right="0.191cm" fo:padding-top="0cm" fo:padding-bottom="0cm" fo:border="0.5pt solid #000000"/>
    </style:style>
    <style:style style:name="Table21.A14" style:family="table-cell">
      <style:table-cell-properties fo:background-color="#eeece1" fo:padding-left="0.199cm" fo:padding-right="0.191cm" fo:padding-top="0cm" fo:padding-bottom="0cm" fo:border="0.5pt solid #000000">
        <style:background-image/>
      </style:table-cell-properties>
    </style:style>
    <style:style style:name="Table21.A15" style:family="table-cell">
      <style:table-cell-properties fo:padding-left="0.199cm" fo:padding-right="0.191cm" fo:padding-top="0cm" fo:padding-bottom="0cm" fo:border="0.5pt solid #000000"/>
    </style:style>
    <style:style style:name="Table21.A16" style:family="table-cell">
      <style:table-cell-properties fo:background-color="#eeece1" fo:padding-left="0.199cm" fo:padding-right="0.191cm" fo:padding-top="0cm" fo:padding-bottom="0cm" fo:border="0.5pt solid #000000">
        <style:background-image/>
      </style:table-cell-properties>
    </style:style>
    <style:style style:name="Table21.A17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Default">
      <style:paragraph-properties fo:margin-top="0cm" fo:margin-bottom="0cm" loext:contextual-spacing="false" fo:line-height="115%" fo:text-align="justify" style:justify-single-word="false"/>
      <style:text-properties fo:font-size="11pt" fo:language="id" fo:country="ID" officeooo:paragraph-rsid="0014394b" style:font-size-asian="11pt" style:font-size-complex="11pt"/>
    </style:style>
    <style:style style:name="P2" style:family="paragraph" style:parent-style-name="Default">
      <style:paragraph-properties fo:margin-top="0cm" fo:margin-bottom="0cm" loext:contextual-spacing="false" fo:line-height="115%"/>
      <style:text-properties style:use-window-font-color="true" officeooo:paragraph-rsid="0014394b"/>
    </style:style>
    <style:style style:name="P3" style:family="paragraph" style:parent-style-name="Default">
      <style:paragraph-properties fo:margin-top="0cm" fo:margin-bottom="0cm" loext:contextual-spacing="false" fo:line-height="115%"/>
      <style:text-properties officeooo:paragraph-rsid="0014394b"/>
    </style:style>
    <style:style style:name="P4" style:family="paragraph" style:parent-style-name="Default">
      <style:paragraph-properties fo:margin-left="0.25cm" fo:margin-right="0cm" fo:margin-top="0cm" fo:margin-bottom="0cm" loext:contextual-spacing="false" fo:line-height="115%" fo:text-indent="-0.25cm" style:auto-text-indent="false"/>
      <style:text-properties officeooo:paragraph-rsid="0014394b"/>
    </style:style>
    <style:style style:name="P5" style:family="paragraph" style:parent-style-name="Default" style:list-style-name="WWNum1">
      <style:paragraph-properties fo:margin-left="0.501cm" fo:margin-right="0cm" fo:margin-top="0cm" fo:margin-bottom="0cm" loext:contextual-spacing="false" fo:line-height="115%" fo:text-indent="-0.635cm" style:auto-text-indent="false"/>
      <style:text-properties officeooo:paragraph-rsid="0014394b"/>
    </style:style>
    <style:style style:name="P6" style:family="paragraph" style:parent-style-name="Default" style:list-style-name="WWNum2">
      <style:paragraph-properties fo:margin-left="0.501cm" fo:margin-right="0cm" fo:margin-top="0cm" fo:margin-bottom="0cm" loext:contextual-spacing="false" fo:line-height="115%" fo:text-indent="-0.635cm" style:auto-text-indent="false"/>
      <style:text-properties officeooo:paragraph-rsid="0014394b"/>
    </style:style>
    <style:style style:name="P7" style:family="paragraph" style:parent-style-name="Standard">
      <style:text-properties officeooo:paragraph-rsid="0014394b"/>
    </style:style>
    <style:style style:name="P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paragraph-rsid="0014394b"/>
    </style:style>
    <style:style style:name="P9" style:family="paragraph" style:parent-style-name="Standard">
      <style:paragraph-properties fo:margin-top="0cm" fo:margin-bottom="0cm" loext:contextual-spacing="false" fo:line-height="115%"/>
      <style:text-properties officeooo:paragraph-rsid="0014394b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officeooo:paragraph-rsid="0014394b"/>
    </style:style>
    <style:style style:name="T1" style:family="text">
      <style:text-properties fo:color="#000000" style:font-name-complex="Calibri1"/>
    </style:style>
    <style:style style:name="T2" style:family="text">
      <style:text-properties fo:color="#000000" fo:language="id" fo:country="ID" style:font-name-complex="Calibri1"/>
    </style:style>
    <style:style style:name="T3" style:family="text">
      <style:text-properties fo:language="id" fo:country="I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language="id" fo:country="ID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rows-spanned="3" office:value-type="string">
            <text:p text:style-name="P8">MATA KULIAH</text:p>
          </table:table-cell>
          <table:table-cell table:style-name="Table21.B1" office:value-type="string">
            <text:p text:style-name="P9"><text:span text:style-name="T1">TE : </text:span><text:span text:style-name="T2">Proses Stokastik</text:span>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9">Kredit : 2 SKS</text:p>
          </table:table-cell>
        </table:table-row>
        <table:table-row table:style-name="Table21.1">
          <table:covered-table-cell/>
          <table:table-cell table:style-name="Table21.B3" office:value-type="string">
            <text:p text:style-name="P9">Semester : <text:span text:style-name="T3">V</text:span></text:p>
          </table:table-cell>
        </table:table-row>
        <table:table-row table:style-name="Table21.1">
          <table:table-cell table:style-name="Table21.A4" table:number-columns-spanned="2" office:value-type="string">
            <text:p text:style-name="P9">DESKRIPSI MATA KULIAH</text:p>
          </table:table-cell>
          <table:covered-table-cell/>
        </table:table-row>
        <table:table-row table:style-name="Table21.1">
          <table:table-cell table:style-name="Table21.A5" table:number-columns-spanned="2" office:value-type="string">
            <text:p text:style-name="P1"/>
          </table:table-cell>
          <table:covered-table-cell/>
        </table:table-row>
        <table:table-row table:style-name="Table21.1">
          <table:table-cell table:style-name="Table21.A6" table:number-columns-spanned="2" office:value-type="string">
            <text:p text:style-name="P9">CAPAIAN PEMBELAJARAN PRODI YANG DIDUKUNG</text:p>
          </table:table-cell>
          <table:covered-table-cell/>
        </table:table-row>
        <table:table-row table:style-name="Table21.1">
          <table:table-cell table:style-name="Table21.A7" table:number-columns-spanned="2" office:value-type="string">
            <text:p text:style-name="P9"/>
          </table:table-cell>
          <table:covered-table-cell/>
        </table:table-row>
        <table:table-row table:style-name="Table21.1">
          <table:table-cell table:style-name="Table21.A8" table:number-columns-spanned="2" office:value-type="string">
            <text:p text:style-name="P9">CAPAIAN PEMBELAJARAN MATA KULIAH</text:p>
          </table:table-cell>
          <table:covered-table-cell/>
        </table:table-row>
        <table:table-row table:style-name="Table21.1">
          <table:table-cell table:style-name="Table21.A9" table:number-columns-spanned="2" office:value-type="string">
            <text:p text:style-name="P2"/>
            <text:p text:style-name="P4"><text:span text:style-name="T4">• Mampu menjelaskan konsep probabilitas, probabilitas bersyarat, probabilitas total dan teorema Bayes, dan menggunakannya untuk pemodelan dan analisa fenomena acak dalam sistem elektrik </text:span></text:p>
            <text:p text:style-name="P3"><text:span text:style-name="T4">• Mampu menghitung nilai probabilitas dari event independen </text:span></text:p>
            <text:p text:style-name="P3"><text:span text:style-name="T4">• Mampu mengaplikasikan konsep probabilitas dalam teknik keandalan sistem </text:span></text:p>
            <text:p text:style-name="P4"><text:span text:style-name="T4">• Mampu menjelaskan konsep variabel acak, menjelaskan karakteristik variabel acak diskrit serta mampu menggunakan model-model fungsi probabilitasnya untuk persoalan riil dalam bidang teknik </text:span></text:p>
            <text:p text:style-name="P4"><text:span text:style-name="T4">• Mampu menjelaskan karakteristik variabel acak kontinyu dan mampu menggunakan model-model fungsi probabilitasnya </text:span></text:p>
            <text:p text:style-name="P4"><text:span text:style-name="T4">• Mampu melakukan transformasi dari satu variabel acak ke dalam bentuk variabel acak yang lain dalam penggunaannya pada persoalan keteknikan </text:span></text:p>
            <text:p text:style-name="P4"><text:span text:style-name="T4">• Mampu menjelaskan konsep variabel acak join, deskripsi dalam fungsi dan moment-momentnya serta menghitung nilai probabilitas </text:span></text:p>
            <text:p text:style-name="P4"><text:span text:style-name="T4">• Mampu menghitung nilai probabilitas vektor acak </text:span></text:p>
            <text:p text:style-name="P4"><text:span text:style-name="T4">• Mampu menjelaskan konsep proses stokastik, deskripsi proses dalam fungsi dan momen beserta sifat-sifat fungsi dari proses. </text:span></text:p>
            <text:p text:style-name="P4"><text:span text:style-name="T4">• Mampu menjelaskan fungsi kepadatan daya proses stokastik dalam domain frekuensi </text:span></text:p>
            <text:p text:style-name="P4"><text:span text:style-name="T4">• Mampu menjelaskan deskripsi, fungsi korelasi, fungsi kepadatan spektral daya sekuen acak iid </text:span></text:p>
            <text:p text:style-name="P3"><text:span text:style-name="T4">• Mampu menganalisa karakteristik dari sistem linier kontinyu bila diberi input berupa proses acak </text:span></text:p>
            <text:p text:style-name="P3"><text:span text:style-name="T4">• Mampu menganalisa karakteristik dari sistem linier diskrit bila diberi input berupa proses acak </text:span></text:p>
            <text:p text:style-name="P3"><text:span text:style-name="T4">• Mampu menggunakan konsep Markov chain waktu diskrit dalam bidang teknik </text:span></text:p>
            <text:p text:style-name="P3"><text:span text:style-name="T4">• Mampu menggunakan konsep Markov chain kontinyu dalam bidang teknik </text:span></text:p>
          </table:table-cell>
          <table:covered-table-cell/>
        </table:table-row>
        <table:table-row table:style-name="Table21.1">
          <table:table-cell table:style-name="Table21.A10" table:number-columns-spanned="2" office:value-type="string">
            <text:p text:style-name="P9">POKOK BAHASAN</text:p>
          </table:table-cell>
          <table:covered-table-cell/>
        </table:table-row>
        <table:table-row table:style-name="Table21.1">
          <table:table-cell table:style-name="Table21.A11" table:number-columns-spanned="2" office:value-type="string">
            <text:p text:style-name="P3"><text:span text:style-name="T4">• Probabilitas, </text:span></text:p>
            <text:p text:style-name="P3"><text:span text:style-name="T4">• Variabel acak </text:span></text:p>
            <text:p text:style-name="P3"><text:span text:style-name="T4">• Variabel acak join </text:span></text:p>
            <text:p text:style-name="P3"><text:span text:style-name="T4">• Vektor acak </text:span></text:p>
            <text:p text:style-name="P3"><text:span text:style-name="T4">• Proses stokastik </text:span></text:p>
            <text:p text:style-name="P3"><text:span text:style-name="T4">• Sistem linier dengan input acak </text:span></text:p>
            <text:p text:style-name="P3"><text:span text:style-name="T4">• Markov chain </text:span></text:p>
          </table:table-cell>
          <table:covered-table-cell/>
        </table:table-row>
        <table:table-row table:style-name="Table21.1">
          <table:table-cell table:style-name="Table21.A12" table:number-columns-spanned="2" office:value-type="string">
            <text:p text:style-name="P9">PRASYARAT</text:p>
          </table:table-cell>
          <table:covered-table-cell/>
        </table:table-row>
        <table:table-row table:style-name="Table21.1">
          <table:table-cell table:style-name="Table21.A13" table:number-columns-spanned="2" office:value-type="string">
            <text:p text:style-name="P3"><text:span text:style-name="T5">Sistem Linier</text:span><text:span text:style-name="T4"> </text:span></text:p>
          </table:table-cell>
          <table:covered-table-cell/>
        </table:table-row>
        <text:soft-page-break/>
        <table:table-row table:style-name="Table21.1">
          <table:table-cell table:style-name="Table21.A14" table:number-columns-spanned="2" office:value-type="string">
            <text:p text:style-name="P9">PUSTAKA UTAMA</text:p>
          </table:table-cell>
          <table:covered-table-cell/>
        </table:table-row>
        <table:table-row table:style-name="Table21.1">
          <table:table-cell table:style-name="Table21.A15" table:number-columns-spanned="2" office:value-type="string">
            <text:list xml:id="list3477887245" text:style-name="WWNum1">
              <text:list-item>
                <text:p text:style-name="P5"><text:span text:style-name="T5">P</text:span><text:span text:style-name="T4">eyton Z. Peebles, “Probability, Random Variables, and Random Signal Principles,” 4th Edition, McGraw-Hill, 2000. </text:span></text:p>
              </text:list-item>
              <text:list-item>
                <text:p text:style-name="P5"><text:span text:style-name="T4">Alberto Leon-Garcia, “Probability and Random Processes for Electrical Engineering,” Addison-Wesley Pub. Company, Englewood Cliffs, New Jersey 1989. </text:span></text:p>
              </text:list-item>
              <text:list-item>
                <text:p text:style-name="P5"><text:span text:style-name="T4">Roy D. Yates and David J. Goodman, “Probability and Stochastic Processes: a friendly introduction for electrical and computer engineers,” 2nd Edition, John Wiley &amp; Sons, New York, 2005. </text:span></text:p>
              </text:list-item>
              <text:list-item>
                <text:p text:style-name="P5"><text:span text:style-name="T4">Abdullah Alkaff dan Trihastuti Agustinah, “Diktat kuliah Probabilitas dan Proses Stokastik,” Jurusan Teknik Elektro ITS, Surabaya, 1991 </text:span></text:p>
              </text:list-item>
              <text:list-item>
                <text:p text:style-name="P5"><text:span text:style-name="T4">Trihastuti Agustinah dan Yusuf Bilfaqih, “Modul Ajar Interaktif untuk Mata Kuliah Probabilitas dan Proses Stokastik,” ITS, Surabaya, 2003. </text:span></text:p>
              </text:list-item>
              <text:list-item>
                <text:p text:style-name="P5"><text:span text:style-name="T4">Trihastuti Agustinah, “Diktat kuliah Proses Stokastik,” ITS, Surabaya, 2006. </text:span><text:span text:style-name="T5"><text:tab/></text:span></text:p>
              </text:list-item>
            </text:list>
          </table:table-cell>
          <table:covered-table-cell/>
        </table:table-row>
        <table:table-row table:style-name="Table21.1">
          <table:table-cell table:style-name="Table21.A16" table:number-columns-spanned="2" office:value-type="string">
            <text:p text:style-name="P9">PUSTAKA PENDUKUNG</text:p>
          </table:table-cell>
          <table:covered-table-cell/>
        </table:table-row>
        <table:table-row table:style-name="Table21.1">
          <table:table-cell table:style-name="Table21.A17" table:number-columns-spanned="2" office:value-type="string">
            <text:list xml:id="list1817280882" text:style-name="WWNum2">
              <text:list-item>
                <text:p text:style-name="P6"><text:span text:style-name="T4">K. Sam Shanmugan and A.M. Breipohl, “Random Signals: Detection, Estimation and Data Analysis,” John Wiley &amp; Sons, New York, 1988. </text:span></text:p>
              </text:list-item>
              <text:list-item>
                <text:p text:style-name="P6"><text:span text:style-name="T4">George J. Anders, “Probability Concepts in Electric Power Systems,” John Wiley &amp; Sons, New York, 1990</text:span><text:span text:style-name="T6">. </text:span>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punctuation-wrap="simple" style:writing-mode="lr-tb"/>
      <style:text-properties fo:color="#000000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8-08-02T14:05:53.807403861</meta:creation-date>
    <dc:date>2018-08-02T14:06:17.107038092</dc:date>
    <dc:creator>Mifta Nur Farid</dc:creator>
    <meta:editing-duration>PT23S</meta:editing-duration>
    <meta:editing-cycles>1</meta:editing-cycles>
    <meta:document-statistic meta:table-count="1" meta:image-count="0" meta:object-count="0" meta:page-count="3" meta:paragraph-count="42" meta:word-count="414" meta:character-count="2986" meta:non-whitespace-character-count="2590"/>
    <meta:generator>LibreOffice/6.0.5.2$Linux_X86_64 LibreOffice_project/00m0$Build-2</meta:generator>
  </office:meta>
</office:document-meta>
</file>